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ry Line v2</text:p>
      <text:p text:style-name="Standard"/>
      <text:p text:style-name="Standard">There is no main story. This game is similar to a combination of Minecraft and Skyrim. You can't make things (like crafting in minecraft) unless you have the proper tools to do so (which you can buy at <text:s/>many large towns). NPC's may give you a job and pay you if they feel like it. You can also trade with shopkeepers and be a traveling salesman. The main thing about this game is the intelligence of the NPC's. However, like minecraft, you can also build your own house, farm, fort and settle down somewhere and make everything you need. You could lead a large group to war with different armies (if the NPC's choose the follow you). Just like you, the NPC's communicate with other NPC's and change the environment (this makes a much more dynamic and interesting environment than skyrim). You and the NPC's need to eat. It is possible to starve yourself if you make the animals around you extinct. Farming is a much safer option, but it takes more time to set up and requires more space and tools. <text:s/></text:p>
      <text:p text:style-name="Standard"/>
      <text:p text:style-name="Standard">Groups</text:p>
      <text:p text:style-name="Standard"><text:tab/>-nature</text:p>
      <text:p text:style-name="Standard"><text:tab/>-mechanics</text:p>
      <text:p text:style-name="Standard"><text:tab/>-non-magical humans</text:p>
      <text:p text:style-name="Standard"><text:tab/>-wizards</text:p>
      <text:p text:style-name="Standard"><text:tab/>-evil forces (orcs, demons, vampires, werewolves, the undead)</text:p>
      <text:p text:style-name="Standard"><text:tab/>-humanoids (elfs, hobbits, ect)</text:p>
      <text:p text:style-name="Standard"><text:tab/>-police (of all groups)</text:p>
      <text:p text:style-name="Standard"><text:tab/>-criminals (of all groups)</text:p>
      <text:p text:style-name="Standard"><text:tab/>-organized religion (members of all groups belong to a religion)</text:p>
      <text:p text:style-name="Standard"/>
      <text:p text:style-name="Standard">Allies/Enemy groups shift based on player actions and NPC actions</text:p>
      <text:p text:style-name="Standard">Groups can be either Allies, Enemies, or Neutral</text:p>
      <text:p text:style-name="Standard"/>
      <text:p text:style-name="Standard"/>
      <text:p text:style-name="Standard">Static Allies</text:p>
      <text:p text:style-name="Standard"><text:tab/>-police → all other groups</text:p>
      <text:p text:style-name="Standard"><text:tab/>-any religion → any religion</text:p>
      <text:p text:style-name="Standard"/>
      <text:p text:style-name="Standard">Static Enemies</text:p>
      <text:p text:style-name="Standard"><text:tab/>-police → criminals</text:p>
      <text:p text:style-name="Standard"><text:tab/>-criminals → all other groups</text:p>
      <text:p text:style-name="Standard"><text:tab/>-evil forces → organized religion</text:p>
      <text:p text:style-name="Standard"><text:tab/>-any religion → any other religion</text:p>
      <text:p text:style-name="Standard"/>
      <text:p text:style-name="Standard">Starting Allies</text:p>
      <text:p text:style-name="Standard"><text:tab/>-evil forces → criminals</text:p>
      <text:p text:style-name="Standard"><text:tab/>-humanoids → nature</text:p>
      <text:p text:style-name="Standard"><text:tab/>-humanoids → wizards</text:p>
      <text:p text:style-name="Standard"><text:tab/>-non-magical humans → mechanics</text:p>
      <text:p text:style-name="Standard"/>
      <text:p text:style-name="Standard">Starting Enemies</text:p>
      <text:p text:style-name="Standard"><text:tab/>-nature → mechanics</text:p>
      <text:p text:style-name="Standard"><text:tab/>-wizards → evil forces</text:p>
      <text:p text:style-name="Standard"><text:tab/>-humanoids → evil forces</text:p>
      <text:p text:style-name="Standard"><text:soft-page-break/><text:tab/>-non-magical humans → evil forces</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09-14T13:04:10.16</dc:date>
    <dc:creator>Nate Schultz</dc:creator>
    <meta:editing-duration>PT6M13S</meta:editing-duration>
    <meta:editing-cycles>1</meta:editing-cycles>
    <meta:generator>OpenOffice/4.0.0$Win32 OpenOffice.org_project/400m3$Build-9702</meta:generator>
    <meta:document-statistic meta:table-count="0" meta:image-count="0" meta:object-count="0" meta:page-count="2" meta:paragraph-count="33" meta:word-count="306" meta:character-count="1823"/>
  </office:meta>
</office:document-meta>
</file>